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color="#5B9BD5"/>
    </style:style>
    <style:style style:name="P3" style:parent-style-name="Normal" style:family="paragraph">
      <style:text-properties fo:color="#00B050"/>
    </style:style>
    <style:style style:name="P4" style:parent-style-name="Normal" style:family="paragraph">
      <style:text-properties fo:color="#00B050"/>
    </style:style>
    <style:style style:name="P5" style:parent-style-name="Normal" style:family="paragraph">
      <style:text-properties fo:color="#FFFF00"/>
    </style:style>
    <style:style style:name="P6" style:parent-style-name="Normal" style:family="paragraph">
      <style:text-properties fo:color="#FFFF00"/>
    </style:style>
    <style:style style:name="T7" style:parent-style-name="DefaultParagraphFont" style:family="text">
      <style:text-properties fo:background-color="#FFFF00"/>
    </style:style>
    <style:style style:name="P8" style:parent-style-name="Normal" style:family="paragraph">
      <style:text-properties fo:color="#FF0000"/>
    </style:style>
    <style:style style:name="P9" style:parent-style-name="Normal" style:family="paragraph">
      <style:text-properties fo:color="#FFFF00"/>
    </style:style>
    <style:style style:name="P10" style:parent-style-name="Normal" style:family="paragraph">
      <style:text-properties fo:color="#00B050"/>
    </style:style>
  </office:automatic-styles>
  <office:body>
    <office:text text:use-soft-page-breaks="true">
      <text:p text:style-name="P1">This is an Office 216 32bit file.<text:s/></text:p>
      <text:p text:style-name="Normal"/>
      <text:p text:style-name="P2">This is an Office 216 32bit file in Blue</text:p>
      <text:p text:style-name="Normal"/>
      <text:p text:style-name="P3">This is an Office 216 32bit file in Green.</text:p>
      <text:p text:style-name="P4"/>
      <text:p text:style-name="P5">This is an Office 216 32bit file in Yellow.</text:p>
      <text:p text:style-name="P6"/>
      <text:p text:style-name="Normal"><text:span text:style-name="T7">This is an Office 216 32bit file. Highlighted in yellow.</text:span></text:p>
      <text:p text:style-name="Normal"/>
      <text:p text:style-name="P8">This is an Office 216 32bit file in red.</text:p>
      <text:p text:style-name="P9"/>
      <text:p text:style-name="P10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Wolf,Yuehli</meta:initial-creator>
    <dc:creator>Tatsiana Hrushneuskaya</dc:creator>
    <meta:creation-date>2018-08-08T11:39:00Z</meta:creation-date>
    <dc:date>2018-08-08T11:39:00Z</dc:date>
    <meta:template xlink:href="Normal.dotm" xlink:type="simple"/>
    <meta:editing-cycles>2</meta:editing-cycles>
    <meta:editing-duration>PT0S</meta:editing-duration>
    <meta:document-statistic meta:page-count="1" meta:paragraph-count="1" meta:word-count="40" meta:character-count="270" meta:row-count="1" meta:non-whitespace-character-count="231"/>
  </office:meta>
</office:document-meta>
</file>